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639in"/>
    </style:style>
    <style:style style:name="co3" style:family="table-column">
      <style:table-column-properties fo:break-before="auto" style:column-width="3.244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3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Done</text:p>
          </table:table-cell>
          <table:table-cell table:style-name="ce1" office:value-type="string">
            <text:p>Comments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number-columns-repeated="2"/>
          <table:table-cell office:value-type="string">
            <text:p>#16 should fix what is requi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4">
            <text:p>06/24/17</text:p>
          </table:table-cell>
          <table:table-cell office:value-type="string">
            <text:p>Tested working but needs improvement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reate thread in master engine for transmitting the data to LabView GUI.- LP</text:p>
          </table:table-cell>
          <table:table-cell table:number-columns-repeated="2"/>
          <table:table-cell office:value-type="string">
            <text:p>Check detailed description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reate LabView GUI with initial draft of lights.- LP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6">
            <text:p>06/26/17</text:p>
          </table:table-cell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 code to arduino engine to reset the Arduino base when it is stuck in some condition.</text:p>
          </table:table-cell>
          <table:table-cell table:number-columns-repeated="2"/>
          <table:table-cell office:value-type="string">
            <text:p>Reset the timestamp counter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ke bash for building all the engines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arn GPIO pin programming in Linux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d namespace to falcon</text:p>
          </table:table-cell>
          <table:table-cell table:number-columns-repeated="2"/>
          <table:table-cell office:value-type="string">
            <text:p>Create a new namespace in shared library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ke the dcap engine return something to the PXTU on successfully starting to write</text:p>
          </table:table-cell>
          <table:table-cell table:number-columns-repeated="2"/>
          <table:table-cell office:value-type="string">
            <text:p>Just to know the ACK status 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d ms to the dcap timestamp </text:p>
          </table:table-cell>
          <table:table-cell table:number-columns-repeated="2"/>
          <table:table-cell office:value-type="string">
            <text:p>These are the units of the recording time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d feature for checking the status and then running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6">
            <text:p>06/26/17</text:p>
          </table:table-cell>
          <table:table-cell office:value-type="string">
            <text:p>If the engine is paused, the master should not run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E3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6/26/2017</text:date>, <text:time>15:5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7M11S</meta:editing-duration>
    <meta:editing-cycles>43</meta:editing-cycles>
    <meta:generator>OpenOffice/4.1.3$Win32 OpenOffice.org_project/413m1$Build-9783</meta:generator>
    <dc:date>2017-06-26T15:54:10.46</dc:date>
    <dc:creator>Naveen Chakravarthy</dc:creator>
    <meta:document-statistic meta:table-count="3" meta:cell-count="89" meta:object-count="0"/>
    <meta:user-defined meta:name="Info 1"/>
    <meta:user-defined meta:name="Info 2"/>
    <meta:user-defined meta:name="Info 3"/>
    <meta:user-defined meta:name="Info 4"/>
  </office:meta>
</office:document-meta>
</file>